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Text_20_body" style:list-style-name="L238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</style:style>
    <style:style style:name="P657" style:family="paragraph" style:parent-style-name="Table_20_Heading">
      <style:paragraph-properties fo:text-align="end" style:justify-single-word="false"/>
    </style:style>
    <style:style style:name="P658" style:family="paragraph" style:parent-style-name="Table_20_Contents">
      <style:paragraph-properties fo:text-align="end" style:justify-single-word="false"/>
    </style:style>
    <style:style style:name="P659" style:family="paragraph" style:parent-style-name="Text_20_body" style:list-style-name="L243">
      <style:paragraph-properties fo:margin-top="0in" fo:margin-bottom="0in"/>
    </style:style>
    <style:style style:name="P660" style:family="paragraph" style:parent-style-name="Table_20_Heading">
      <style:paragraph-properties fo:text-align="end" style:justify-single-word="false"/>
    </style:style>
    <style:style style:name="P661" style:family="paragraph" style:parent-style-name="Table_20_Contents">
      <style:paragraph-properties fo:text-align="end" style:justify-single-word="false"/>
    </style:style>
    <style:style style:name="P662" style:family="paragraph" style:parent-style-name="Text_20_body" style:list-style-name="L244">
      <style:paragraph-properties fo:margin-top="0in" fo:margin-bottom="0in"/>
    </style:style>
    <style:style style:name="P663" style:family="paragraph" style:parent-style-name="Text_20_body" style:list-style-name="L2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0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eficiente de Correlação linear:<text:line-break/></text:p>
          <text:list text:style-name="L230">
            <text:list-item>
              <text:p text:style-name="P612">Teoria<text:line-break/></text:p>
              <text:list text:style-name="L231">
                <text:list-item>
                  <text:p text:style-name="P613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3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2"><draw:frame draw:name="img9" svg:width="469.5652173913044pt" svg:height="127.38461538461539pt"><draw:image xlink:href="Pictures/186.png" xlink:type="simple" xlink:show="embed" xlink:actuate="onLoad"/></draw:frame></text:p>
              <text:list text:style-name="L232">
                <text:list-item>
                  <text:p text:style-name="P614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4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2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1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1">Uma forma rápida e simples de resolver o cálculo é preencher a tabela de correlação linear com as informações:<text:line-break/></text:p>
          <text:p text:style-name="P611"><draw:frame draw:name="img11" svg:width="288.0pt" svg:height="116.16806722689076pt"><draw:image xlink:href="Pictures/198.png" xlink:type="simple" xlink:show="embed" xlink:actuate="onLoad"/></draw:frame></text:p>
          <text:list text:style-name="L233">
            <text:list-item>
              <text:p text:style-name="P615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4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6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5">
        <text:list-item>
          <text:p text:style-name="P617">Funções usadas:<text:line-break/></text:p>
          <text:list text:style-name="L236">
            <text:list-item>
              <text:p text:style-name="P618"><text:span text:style-name="Source_Text">paste()</text:span><text:line-break/>Concatena as strings e valores.<text:line-break/></text:p>
            </text:list-item>
            <text:list-item>
              <text:p text:style-name="P618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8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7">Principais argumentos do gráfico de dispersão:<text:line-break/></text:p>
          <text:list text:style-name="L237">
            <text:list-item>
              <text:p text:style-name="P619"><text:span text:style-name="T2">x</text:span><text:line-break/>Vetor com variável quantitativa x.<text:line-break/></text:p>
            </text:list-item>
            <text:list-item>
              <text:p text:style-name="P619"><text:span text:style-name="T2">y</text:span><text:line-break/>Vetor com variável quantitativa y.<text:line-break/></text:p>
            </text:list-item>
            <text:list-item>
              <text:p text:style-name="P619"><text:span text:style-name="Source_Text">main</text:span><text:line-break/>Título principal do gráfico.<text:line-break/></text:p>
            </text:list-item>
            <text:list-item>
              <text:p text:style-name="P619"><text:span text:style-name="Source_Text">xlab</text:span><text:line-break/>Rótulo do eixo x.<text:line-break/></text:p>
            </text:list-item>
            <text:list-item>
              <text:p text:style-name="P619"><text:span text:style-name="Source_Text">ylab</text:span><text:line-break/>Rótulo do eixo y.<text:line-break/></text:p>
            </text:list-item>
            <text:list-item>
              <text:p text:style-name="P619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19"><text:span text:style-name="Source_Text">abline</text:span><text:line-break/>Adiciona a reta tracejada.<text:line-break/></text:p>
            </text:list-item>
            <text:list-item>
              <text:p text:style-name="P619"><text:span text:style-name="Source_Text">lty</text:span><text:line-break/>Especifica o tipo de linha.<text:line-break/></text:p>
            </text:list-item>
            <text:list-item>
              <text:p text:style-name="P619"><text:span text:style-name="Source_Text">lwd</text:span><text:line-break/>Especifica a espessura da linha.<text:line-break/></text:p>
            </text:list-item>
            <text:list-item>
              <text:p text:style-name="P619">Exemplo:<text:line-break/></text:p>
            </text:list-item>
          </text:list>
          <text:p text:style-name="P620">#Observando a correlação entre as chegadas de São Paulo e Rio de Janeiro</text:p>
          <text:p text:style-name="P621">x &lt;- dados_RJ$cheg_2014/1000</text:p>
          <text:p text:style-name="P622">y &lt;- dados_SP$cheg_2014/1000</text:p>
          <text:p text:style-name="P623">x</text:p>
          <text:p text:style-name="P624">y</text:p>
          <text:p text:style-name="P625"/>
          <text:p text:style-name="P626">#Obtendo a correlação</text:p>
          <text:p text:style-name="P627">cor(x,y)</text:p>
          <text:p text:style-name="P628"/>
          <text:p text:style-name="P629">#Obtendo os coeficientes da reta de regressão</text:p>
          <text:p text:style-name="P630">lm(y ~ x)$coef</text:p>
          <text:p text:style-name="P631">#lm = é usado para ajustar modelos lineares. Ele pode ser usado para realizar regressão, análise de variância de estrato único e análise de covariância </text:p>
          <text:p text:style-name="P632">#coef = é uma função genérica que extrai coeficientes de modelo de objetos retornados por funções de modelagem. coeficientes é um apelido para ele.</text:p>
          <text:p text:style-name="P633"/>
          <text:p text:style-name="P634">#Gráfico de dispersão</text:p>
          <text:p text:style-name="P635">plot(x, y, </text:p>
          <text:p text:style-name="P636"><text:s text:c="3"/>main = paste("Gráfico de Dispersão entre as chegadas de turistas de 2014",</text:p>
          <text:p text:style-name="P637"><text:s text:c="16"/>"\n","São Paulo x Rio de Janeiro"),</text:p>
          <text:p text:style-name="P638"><text:s text:c="3"/>xlab = "Chegadas no Rio de Janeiro/1000",</text:p>
          <text:p text:style-name="P639"><text:s text:c="3"/>ylab = "Chegadas em São Paulo/1000"</text:p>
          <text:p text:style-name="P640"><text:s text:c="3"/>)</text:p>
          <text:p text:style-name="P641">abline(lm(y ~ x), lty = 2, lwd = 2) #adiciona a reta tracejada</text:p>
          <text:p text:style-name="P642">#lty = especifica o tipo de linha</text:p>
          <text:p text:style-name="P643">#lwd = especifica a espessura da linha</text:p>
          <text:p text:style-name="P644">text(130,230,"reta de regressão") #adiciona texto na posição (130,230)</text:p>
          <text:p text:style-name="P645">text(130,210,paste("y = ",eval(expression(round(lm(y ~ x)$coef[[2]],2))), </text:p>
          <text:p text:style-name="P646"><text:s text:c="17"/>#[[j]] seleciona a coluna j.</text:p>
          <text:p text:style-name="P647"><text:s text:c="17"/>"x + ",eval(expression(round(lm(y ~ x)$coef[[1]],2)))))</text:p>
          <text:p text:style-name="P648">#adiciona equação na posição (130,210)</text:p>
          <text:p text:style-name="P649">#paste = Concatenar vetores após a conversão em caractere.</text:p>
          <text:p text:style-name="P650">#eval = Avalie uma expressão R em um ambiente especificado.</text:p>
          <text:p text:style-name="P651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8">
        <text:list-item>
          <text:p text:style-name="P652">Gráfico de dispersão<text:line-break/></text:p>
          <text:list text:style-name="L239">
            <text:list-item>
              <text:p text:style-name="P653">Para obter a correlação.<text:line-break/><text:span text:style-name="T2">cor</text:span>(x,y)<text:line-break/></text:p>
            </text:list-item>
            <text:list-item>
              <text:p text:style-name="P653">Para obter o coeficiente da reta de regressão.<text:line-break/><text:span text:style-name="T2">lm</text:span>(y ~x)$coef<text:line-break/></text:p>
            </text:list-item>
            <text:list-item>
              <text:p text:style-name="P653">Adiciona a reta tracejada.<text:line-break/><text:span text:style-name="T2">abline</text:span><text:line-break/></text:p>
            </text:list-item>
          </text:list>
        </text:list-item>
        <text:list-item>
          <text:p text:style-name="P652">Histograma<text:line-break/><text:span text:style-name="T2">hist</text:span><text:line-break/></text:p>
        </text:list-item>
        <text:list-item>
          <text:p text:style-name="P652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0">
        <text:list-item>
          <text:p text:style-name="P654">Constroi diversos tipos de graficos a partir da mesma estrutura de componentes:<text:line-break/></text:p>
          <text:list text:style-name="L241">
            <text:list-item>
              <text:p text:style-name="P655"><text:span text:style-name="T1">data</text:span>: referente ao banco de dados.<text:line-break/></text:p>
            </text:list-item>
            <text:list-item>
              <text:p text:style-name="P655"><text:span text:style-name="T1">geom_forma</text:span>: um rol de tipos possiveis de representação dos dados.<text:line-break/></text:p>
            </text:list-item>
            <text:list-item>
              <text:p text:style-name="P65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2">
        <text:list-item>
          <text:p text:style-name="P65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6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8">Produz um grafico em forma de violino.</text:p>
          </table:table-cell>
        </table:table-row>
      </table:table>
      <text:list text:style-name="L243">
        <text:list-item>
          <text:p text:style-name="P659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1">Define parametros para os eixos manualmente.</text:p>
          </table:table-cell>
        </table:table-row>
      </table:table>
      <text:list text:style-name="L244">
        <text:list-item>
          <text:p text:style-name="P662">Definindo um tema para o grafico <text:span text:style-name="T2">ggplot</text:span>.<text:line-break/></text:p>
          <text:list text:style-name="L245">
            <text:list-item>
              <text:p text:style-name="P663"><text:span text:style-name="T1">theme_gray</text:span><text:line-break/>Fundo cinza e linhas grandes brancas.<text:line-break/></text:p>
            </text:list-item>
            <text:list-item>
              <text:p text:style-name="P663"><text:span text:style-name="T1">theme_bw</text:span><text:line-break/>O classico preto e branco. Otimo para projetor.<text:line-break/></text:p>
            </text:list-item>
            <text:list-item>
              <text:p text:style-name="P663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3"><text:span text:style-name="T1">theme_minimal</text:span><text:line-break/>Um tema minimalista sem anotações de fundo.<text:line-break/></text:p>
            </text:list-item>
            <text:list-item>
              <text:p text:style-name="P663"><text:span text:style-name="T1">theme_classic</text:span><text:line-break/>Tema classico, com linhas do eixo x e y, sem linhas de grade.<text:line-break/></text:p>
            </text:list-item>
            <text:list-item>
              <text:p text:style-name="P66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0T15:46:21Z</meta:creation-date>
    <dc:date>2023-05-10T15:46:2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